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26.9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5.1cm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25.1cm"/>
    </style:style>
    <style:style style:name="gr4" style:family="graphic" style:parent-style-name="standard">
      <style:graphic-properties draw:textarea-horizontal-align="justify" draw:textarea-vertical-align="middle" draw:auto-grow-height="false" fo:min-height="5.045cm" fo:min-width="25.1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4.75cm" fo:min-width="5.6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0.2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.20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034cm" fo:min-width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15.05cm" fo:min-width="5.7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4.784cm" fo:min-width="5.82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4.783cm" fo:min-width="5.82cm"/>
    </style:style>
    <style:style style:name="gr14" style:family="graphic" style:parent-style-name="standard">
      <style:graphic-properties draw:textarea-horizontal-align="justify" draw:textarea-vertical-align="middle" draw:auto-grow-height="false" fo:min-height="8.55cm" fo:min-width="7.9cm"/>
    </style:style>
    <style:style style:name="gr15" style:family="graphic" style:parent-style-name="standard">
      <style:graphic-properties draw:textarea-horizontal-align="justify" draw:textarea-vertical-align="middle" draw:auto-grow-height="false" fo:min-height="1.95cm" fo:min-width="9.2cm"/>
    </style:style>
    <style:style style:name="gr16" style:family="graphic" style:parent-style-name="standard">
      <style:graphic-properties draw:textarea-horizontal-align="justify" draw:textarea-vertical-align="middle" draw:auto-grow-height="false" fo:min-height="6.25cm" fo:min-width="9.2cm"/>
    </style:style>
    <style:style style:name="gr17" style:family="graphic" style:parent-style-name="standard">
      <style:graphic-properties draw:textarea-horizontal-align="justify" draw:textarea-vertical-align="middle" draw:auto-grow-height="false" fo:min-height="8.55cm" fo:min-width="6.8cm"/>
    </style:style>
    <style:style style:name="gr18" style:family="graphic" style:parent-style-name="standard">
      <style:graphic-properties draw:textarea-horizontal-align="justify" draw:textarea-vertical-align="middle" draw:auto-grow-height="false" fo:min-height="6.45cm" fo:min-width="25.1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5.9cm"/>
    </style:style>
    <style:style style:name="gr20" style:family="graphic" style:parent-style-name="standard">
      <style:graphic-properties draw:textarea-horizontal-align="justify" draw:textarea-vertical-align="middle" draw:auto-grow-height="false" fo:min-height="0.586cm" fo:min-width="13.881cm"/>
    </style:style>
    <style:style style:name="gr21" style:family="graphic" style:parent-style-name="standard">
      <style:graphic-properties draw:textarea-horizontal-align="justify" draw:textarea-vertical-align="middle" draw:auto-grow-height="false" fo:min-height="0.586cm" fo:min-width="3.679cm"/>
    </style:style>
    <style:style style:name="gr22" style:family="graphic" style:parent-style-name="standard">
      <style:graphic-properties draw:textarea-horizontal-align="justify" draw:textarea-vertical-align="middle" draw:auto-grow-height="false" fo:min-height="0.586cm" fo:min-width="5.914cm"/>
    </style:style>
    <style:style style:name="gr23" style:family="graphic" style:parent-style-name="standard">
      <style:graphic-properties draw:textarea-horizontal-align="justify" draw:textarea-vertical-align="middle" draw:auto-grow-height="false" fo:min-height="12.705cm" fo:min-width="13.881cm"/>
    </style:style>
    <style:style style:name="gr24" style:family="graphic" style:parent-style-name="standard">
      <style:graphic-properties draw:textarea-horizontal-align="justify" draw:textarea-vertical-align="middle" draw:auto-grow-height="false" fo:min-height="12.705cm" fo:min-width="3.679cm"/>
    </style:style>
    <style:style style:name="gr25" style:family="graphic" style:parent-style-name="standard">
      <style:graphic-properties draw:textarea-horizontal-align="justify" draw:textarea-vertical-align="middle" draw:auto-grow-height="false" fo:min-height="12.705cm" fo:min-width="5.913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18.5cm"/>
    </style:style>
    <style:style style:name="gr27" style:family="graphic" style:parent-style-name="standard">
      <style:graphic-properties draw:fill-color="#66ccff" draw:textarea-horizontal-align="justify" draw:textarea-vertical-align="middle" draw:auto-grow-height="false" fo:min-height="1.35cm" fo:min-width="26.9cm"/>
    </style:style>
    <style:style style:name="gr28" style:family="graphic" style:parent-style-name="standard">
      <style:graphic-properties draw:fill-color="#66ccff" draw:textarea-horizontal-align="justify" draw:textarea-vertical-align="middle" draw:auto-grow-height="false" fo:min-height="0.95cm" fo:min-width="25.1cm"/>
    </style:style>
    <style:style style:name="gr29" style:family="graphic" style:parent-style-name="standard">
      <style:graphic-properties draw:fill-color="#66ccff" draw:textarea-horizontal-align="justify" draw:textarea-vertical-align="middle" draw:auto-grow-height="false" fo:min-height="16.55cm" fo:min-width="5.3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2.95cm" fo:min-width="6.01cm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13.25cm" fo:min-width="6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55cm" fo:min-width="20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66c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custom-shape draw:style-name="gr1" draw:text-style-name="P1" draw:layer="layout" svg:width="27.4cm" svg:height="1.6cm" svg:x="0.2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6cm" svg:height="4.8cm" svg:x="1.2cm" svg:y="3.4cm">
          <text:p text:style-name="P1">Bann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5.6cm" svg:height="5.295cm" svg:x="1.2cm" svg:y="8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5.6cm" svg:height="5.295cm" svg:x="1.2cm" svg:y="13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56cm" svg:height="5cm" svg:x="14.096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56cm" svg:height="5cm" svg:x="1.5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56cm" svg:height="5cm" svg:x="20.444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56cm" svg:height="5cm" svg:x="7.8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56cm" svg:height="5cm" svg:x="14.096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56cm" svg:height="5cm" svg:x="1.5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56cm" svg:height="5cm" svg:x="20.444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56cm" svg:height="5cm" svg:x="7.8cm" svg:y="13.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576cm" svg:height="0.962cm" svg:x="12.624cm" svg:y="0.8cm">
          <draw:text-box>
            <text:p>Header</text:p>
          </draw:text-box>
        </draw:frame>
        <draw:frame draw:style-name="gr6" draw:text-style-name="P3" draw:layer="layout" svg:width="3.491cm" svg:height="0.962cm" svg:x="12.2cm" svg:y="2.2cm">
          <draw:text-box>
            <text:p>Navigation</text:p>
          </draw:text-box>
        </draw:frame>
        <draw:frame draw:style-name="gr6" draw:text-style-name="P3" draw:layer="layout" svg:width="2.335cm" svg:height="0.962cm" svg:x="12.8cm" svg:y="19.238cm">
          <draw:text-box>
            <text:p>Footer</text:p>
          </draw:text-box>
        </draw:frame>
        <draw:custom-shape draw:style-name="gr7" draw:text-style-name="P1" draw:layer="layout" svg:width="0.8cm" svg:height="1cm" svg:x="25.6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8cm" svg:height="1cm" svg:x="25.6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8cm" svg:height="1cm" svg:x="1.8cm" svg:y="10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8cm" svg:height="1cm" svg:x="1.8cm" svg:y="15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0.4cm" svg:height="0.4cm" svg:x="12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cm" svg:height="0.4cm" svg:x="13.301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cm" svg:height="0.4cm" svg:x="13.901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cm" svg:height="0.4cm" svg:x="14.402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cm" svg:height="0.4cm" svg:x="14.903cm" svg:y="7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style-name="gr1" draw:text-style-name="P1" draw:layer="layout" svg:width="27.4cm" svg:height="1.6cm" svg:x="0.2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2cm" svg:height="15.3cm" svg:x="1.2cm" svg:y="3.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576cm" svg:height="0.962cm" svg:x="12.625cm" svg:y="0.8cm">
          <draw:text-box>
            <text:p>Header</text:p>
          </draw:text-box>
        </draw:frame>
        <draw:frame draw:style-name="gr6" draw:text-style-name="P3" draw:layer="layout" svg:width="3.491cm" svg:height="0.962cm" svg:x="12.201cm" svg:y="2.2cm">
          <draw:text-box>
            <text:p>Navigation</text:p>
          </draw:text-box>
        </draw:frame>
        <draw:frame draw:style-name="gr6" draw:text-style-name="P3" draw:layer="layout" svg:width="2.335cm" svg:height="0.962cm" svg:x="12.801cm" svg:y="19.238cm">
          <draw:text-box>
            <text:p>Footer</text:p>
          </draw:text-box>
        </draw:frame>
        <draw:frame draw:style-name="gr6" draw:text-style-name="P3" draw:layer="layout" svg:width="1.912cm" svg:height="0.962cm" svg:x="3.2cm" svg:y="10.6cm">
          <draw:text-box>
            <text:p>Filter</text:p>
          </draw:text-box>
        </draw:frame>
        <draw:custom-shape draw:style-name="gr12" draw:text-style-name="P2" draw:layer="layout" svg:width="6.32cm" svg:height="5.034cm" svg:x="14.065cm" svg:y="8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6.32cm" svg:height="5.034cm" svg:x="20.48cm" svg:y="8.6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32cm" svg:height="5.034cm" svg:x="7.641cm" svg:y="8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6.32cm" svg:height="5.033cm" svg:x="14.065cm" svg:y="13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6.32cm" svg:height="5.033cm" svg:x="20.48cm" svg:y="13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6.32cm" svg:height="5.033cm" svg:x="7.6cm" svg:y="13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6.32cm" svg:height="5.033cm" svg:x="14.06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6.32cm" svg:height="5.033cm" svg:x="20.48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6.32cm" svg:height="5.033cm" svg:x="7.64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style-name="gr1" draw:text-style-name="P1" draw:layer="layout" svg:width="27.4cm" svg:height="1.6cm" svg:x="0.2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576cm" svg:height="0.962cm" svg:x="12.625cm" svg:y="0.8cm">
          <draw:text-box>
            <text:p>Header</text:p>
          </draw:text-box>
        </draw:frame>
        <draw:frame draw:style-name="gr6" draw:text-style-name="P3" draw:layer="layout" svg:width="3.491cm" svg:height="0.962cm" svg:x="12.201cm" svg:y="2.2cm">
          <draw:text-box>
            <text:p>Navigation</text:p>
          </draw:text-box>
        </draw:frame>
        <draw:frame draw:style-name="gr6" draw:text-style-name="P3" draw:layer="layout" svg:width="2.335cm" svg:height="0.962cm" svg:x="12.801cm" svg:y="19.238cm">
          <draw:text-box>
            <text:p>Footer</text:p>
          </draw:text-box>
        </draw:frame>
        <draw:custom-shape draw:style-name="gr14" draw:text-style-name="P1" draw:layer="layout" svg:width="8.4cm" svg:height="8.8cm" svg:x="1.2cm" svg:y="3.4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9.7cm" svg:height="2.2cm" svg:x="9.7cm" svg:y="3.4cm">
          <text:p text:style-name="P1">Title produc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9.7cm" svg:height="6.5cm" svg:x="9.7cm" svg:y="5.7cm">
          <text:p text:style-name="P1">Description of the product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3cm" svg:height="8.8cm" svg:x="19.5cm" svg:y="3.4cm">
          <text:p text:style-name="P1">Value and add card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5.6cm" svg:height="6.7cm" svg:x="1.2cm" svg:y="12.3cm">
          <text:p text:style-name="P1">specifi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style-name="gr1" draw:text-style-name="P1" draw:layer="layout" svg:width="27.4cm" svg:height="1.6cm" svg:x="0.2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576cm" svg:height="0.962cm" svg:x="12.625cm" svg:y="0.8cm">
          <draw:text-box>
            <text:p>Header</text:p>
          </draw:text-box>
        </draw:frame>
        <draw:frame draw:style-name="gr6" draw:text-style-name="P3" draw:layer="layout" svg:width="3.491cm" svg:height="0.962cm" svg:x="12.201cm" svg:y="2.2cm">
          <draw:text-box>
            <text:p>Navigation</text:p>
          </draw:text-box>
        </draw:frame>
        <draw:frame draw:style-name="gr6" draw:text-style-name="P3" draw:layer="layout" svg:width="2.335cm" svg:height="0.962cm" svg:x="12.801cm" svg:y="19.238cm">
          <draw:text-box>
            <text:p>Footer</text:p>
          </draw:text-box>
        </draw:frame>
        <draw:custom-shape draw:style-name="gr19" draw:text-style-name="P1" draw:layer="layout" svg:width="6.4cm" svg:height="1cm" svg:x="20.4cm" svg:y="17.8cm">
          <text:p text:style-name="P1">Value total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4.381cm" svg:height="0.836cm" svg:x="1.2cm" svg:y="3.6cm">
          <text:p text:style-name="P1">Name Produ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4.179cm" svg:height="0.836cm" svg:x="15.894cm" svg:y="3.6cm">
          <text:p text:style-name="P1">quant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6.414cm" svg:height="0.836cm" draw:transform="skewX (-0.00122173047639603) rotate (-0.00174532925199447) translate (20.387cm 3.6cm)">
          <text:p text:style-name="P1">val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4.381cm" svg:height="12.955cm" svg:x="1.2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4.179cm" svg:height="12.955cm" svg:x="15.894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6.413cm" svg:height="12.955cm" svg:x="20.387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9cm" svg:height="1cm" svg:x="1.2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custom-shape draw:style-name="gr27" draw:text-style-name="P6" draw:layer="layout" svg:width="27.4cm" svg:height="1.6cm" svg:x="0.2cm" svg:y="0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511cm" svg:height="0.962cm" svg:x="11.425cm" svg:y="0.8cm">
          <draw:text-box>
            <text:p>Header Admin</text:p>
          </draw:text-box>
        </draw:frame>
        <draw:frame draw:style-name="gr6" draw:text-style-name="P3" draw:layer="layout" svg:width="2.335cm" svg:height="0.962cm" svg:x="12.801cm" svg:y="19.238cm">
          <draw:text-box>
            <text:p>Footer</text:p>
          </draw:text-box>
        </draw:frame>
        <draw:custom-shape draw:style-name="gr29" draw:text-style-name="P6" draw:layer="layout" svg:width="5.8cm" svg:height="16.8cm" svg:x="1.2cm" svg:y="2.2cm">
          <text:p text:style-name="P1">Navigation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6.51cm" svg:height="3.2cm" svg:x="7.1cm" svg:y="2.2cm">
          <text:p text:style-name="P1">New Message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6.51cm" svg:height="3.2cm" svg:x="13.695cm" svg:y="2.2cm">
          <text:p text:style-name="P1">Quantity of Order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6.51cm" svg:height="3.2cm" svg:x="20.29cm" svg:y="2.2cm">
          <text:p text:style-name="P1">Visits Graphic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6.5cm" svg:height="13.5cm" svg:x="7.1cm" svg:y="5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6.5cm" svg:height="13.5cm" svg:x="13.695cm" svg:y="5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6.5cm" svg:height="13.5cm" svg:x="20.29cm" svg:y="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style-name="gr27" draw:text-style-name="P6" draw:layer="layout" svg:width="27.4cm" svg:height="1.6cm" svg:x="0.2cm" svg:y="0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511cm" svg:height="0.962cm" svg:x="11.425cm" svg:y="0.8cm">
          <draw:text-box>
            <text:p>Header Admin</text:p>
          </draw:text-box>
        </draw:frame>
        <draw:frame draw:style-name="gr6" draw:text-style-name="P3" draw:layer="layout" svg:width="2.335cm" svg:height="0.962cm" svg:x="12.801cm" svg:y="19.238cm">
          <draw:text-box>
            <text:p>Footer</text:p>
          </draw:text-box>
        </draw:frame>
        <draw:custom-shape draw:style-name="gr29" draw:text-style-name="P6" draw:layer="layout" svg:width="5.8cm" svg:height="16.8cm" svg:x="1.2cm" svg:y="2.2cm">
          <text:p text:style-name="P1">Navigation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20.5cm" svg:height="1.8cm" svg:x="7.1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20:31:12.724182820</meta:creation-date>
    <dc:date>2019-04-09T21:28:13.815249245</dc:date>
    <meta:editing-duration>PT35M56S</meta:editing-duration>
    <meta:editing-cycles>8</meta:editing-cycles>
    <meta:generator>LibreOffice/5.1.6.2$Linux_X86_64 LibreOffice_project/10m0$Build-2</meta:generator>
    <meta:document-statistic meta:object-count="118"/>
  </office:meta>
</office:document-meta>
</file>